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6cm"/>
    </style:style>
    <style:style style:name="co2" style:family="table-column">
      <style:table-column-properties fo:break-before="auto" style:column-width="2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3.902cm" svg:y="0.845cm">
            <draw:object draw:notify-on-update-of-ranges="Sheet1.A2:Sheet1.A100 Sheet1.B2:Sheet1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661" calcext:value-type="float">
            <text:p>0.0016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693" calcext:value-type="float">
            <text:p>0.0026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2378" calcext:value-type="float">
            <text:p>0.0023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661" calcext:value-type="float">
            <text:p>0.0036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4081" calcext:value-type="float">
            <text:p>0.0040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4935" calcext:value-type="float">
            <text:p>0.0049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6635" calcext:value-type="float">
            <text:p>0.0066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6669" calcext:value-type="float">
            <text:p>0.0066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7509" calcext:value-type="float">
            <text:p>0.0075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9196" calcext:value-type="float">
            <text:p>0.0091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9217" calcext:value-type="float">
            <text:p>0.0092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0495" calcext:value-type="float">
            <text:p>0.0104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1769" calcext:value-type="float">
            <text:p>0.0117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1789" calcext:value-type="float">
            <text:p>0.0117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2646" calcext:value-type="float">
            <text:p>0.0126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434" calcext:value-type="float">
            <text:p>0.014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5194" calcext:value-type="float">
            <text:p>0.0151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522" calcext:value-type="float">
            <text:p>0.015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917" calcext:value-type="float">
            <text:p>0.0169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6934" calcext:value-type="float">
            <text:p>0.0169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79" calcext:value-type="float">
            <text:p>0.017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0318" calcext:value-type="float">
            <text:p>0.0203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9505" calcext:value-type="float">
            <text:p>0.0195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0781" calcext:value-type="float">
            <text:p>0.0207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2067" calcext:value-type="float">
            <text:p>0.0220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23657" calcext:value-type="float">
            <text:p>0.0236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3766" calcext:value-type="float">
            <text:p>0.0237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463" calcext:value-type="float">
            <text:p>0.024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6225" calcext:value-type="float">
            <text:p>0.0262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7103" calcext:value-type="float">
            <text:p>0.0271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8038" calcext:value-type="float">
            <text:p>0.0280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9204" calcext:value-type="float">
            <text:p>0.0292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9712" calcext:value-type="float">
            <text:p>0.0297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9777" calcext:value-type="float">
            <text:p>0.0297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1435" calcext:value-type="float">
            <text:p>0.0314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32255" calcext:value-type="float">
            <text:p>0.0322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4242" calcext:value-type="float">
            <text:p>0.0342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4456" calcext:value-type="float">
            <text:p>0.0344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4825" calcext:value-type="float">
            <text:p>0.0348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6373" calcext:value-type="float">
            <text:p>0.0363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6535" calcext:value-type="float">
            <text:p>0.0365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779" calcext:value-type="float">
            <text:p>0.037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8581" calcext:value-type="float">
            <text:p>0.0385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9101" calcext:value-type="float">
            <text:p>0.0391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40268" calcext:value-type="float">
            <text:p>0.0402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41181" calcext:value-type="float">
            <text:p>0.0411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42093" calcext:value-type="float">
            <text:p>0.0420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42557" calcext:value-type="float">
            <text:p>0.0425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4574" calcext:value-type="float">
            <text:p>0.0445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5062" calcext:value-type="float">
            <text:p>0.0450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5194" calcext:value-type="float">
            <text:p>0.0451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9845" calcext:value-type="float">
            <text:p>0.0498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6843" calcext:value-type="float">
            <text:p>0.04684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7707" calcext:value-type="float">
            <text:p>0.0477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0356" calcext:value-type="float">
            <text:p>0.0503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49411" calcext:value-type="float">
            <text:p>0.0494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50492" calcext:value-type="float">
            <text:p>0.0504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52209" calcext:value-type="float">
            <text:p>0.0522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52226" calcext:value-type="float">
            <text:p>0.0522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2816" calcext:value-type="float">
            <text:p>0.0528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5492" calcext:value-type="float">
            <text:p>0.05549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54906" calcext:value-type="float">
            <text:p>0.0549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5442" calcext:value-type="float">
            <text:p>0.0554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7971" calcext:value-type="float">
            <text:p>0.05797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57128" calcext:value-type="float">
            <text:p>0.0571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58407" calcext:value-type="float">
            <text:p>0.0584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60667" calcext:value-type="float">
            <text:p>0.0606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59721" calcext:value-type="float">
            <text:p>0.0597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60599" calcext:value-type="float">
            <text:p>0.0605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64363" calcext:value-type="float">
            <text:p>0.06436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62617" calcext:value-type="float">
            <text:p>0.0626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63419" calcext:value-type="float">
            <text:p>0.0634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66375" calcext:value-type="float">
            <text:p>0.0663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64846" calcext:value-type="float">
            <text:p>0.0648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65681" calcext:value-type="float">
            <text:p>0.06568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9316" calcext:value-type="float">
            <text:p>0.0693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6762" calcext:value-type="float">
            <text:p>0.0676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68302" calcext:value-type="float">
            <text:p>0.06830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72831" calcext:value-type="float">
            <text:p>0.0728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70304" calcext:value-type="float">
            <text:p>0.0703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70883" calcext:value-type="float">
            <text:p>0.0708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74967" calcext:value-type="float">
            <text:p>0.07496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72678" calcext:value-type="float">
            <text:p>0.0726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73889" calcext:value-type="float">
            <text:p>0.0738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77879" calcext:value-type="float">
            <text:p>0.0778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75169" calcext:value-type="float">
            <text:p>0.0751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78463" calcext:value-type="float">
            <text:p>0.07846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80129" calcext:value-type="float">
            <text:p>0.0801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77709" calcext:value-type="float">
            <text:p>0.07770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78566" calcext:value-type="float">
            <text:p>0.07856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82861" calcext:value-type="float">
            <text:p>0.0828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81824" calcext:value-type="float">
            <text:p>0.08182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81377" calcext:value-type="float">
            <text:p>0.08137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85038" calcext:value-type="float">
            <text:p>0.0850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82832" calcext:value-type="float">
            <text:p>0.0828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83679" calcext:value-type="float">
            <text:p>0.08367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87687" calcext:value-type="float">
            <text:p>0.08768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85402" calcext:value-type="float">
            <text:p>0.0854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86244" calcext:value-type="float">
            <text:p>0.086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6T15:30:05.562840824</dc:date>
    <meta:document-statistic meta:table-count="1" meta:cell-count="200" meta:object-count="1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23cm" svg:y="4.187cm" style:legend-expansion="high" chart:style-name="ch2"/>
        <chart:plot-area chart:style-name="ch3" table:cell-range-address="Sheet1.A2:Sheet1.B100" svg:x="0.77cm" svg:y="0.855cm" svg:width="11.613cm" svg:height="7.545cm">
          <chartooo:coordinate-region svg:x="1.747cm" svg:y="1.068cm" svg:width="10.317cm" svg:height="6.6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0" chart:class="chart:scatter">
            <chart:domain table:cell-range-address="Sheet1.A2:Sheet1.A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100</svg:desc>
                </draw:g>
              </table:table-cell>
              <table:table-cell office:value-type="float" office:value="0.001661">
                <text:p>0.001661</text:p>
                <draw:g>
                  <svg:desc>Sheet1.B2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2693">
                <text:p>0.002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02378">
                <text:p>0.002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3661">
                <text:p>0.003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004081">
                <text:p>0.004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4935">
                <text:p>0.004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006635">
                <text:p>0.006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06669">
                <text:p>0.006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.007509">
                <text:p>0.007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0.009196">
                <text:p>0.009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0.009217">
                <text:p>0.009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0.010495">
                <text:p>0.0104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0.011769">
                <text:p>0.011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0.011789">
                <text:p>0.011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0.012646">
                <text:p>0.012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0.01434">
                <text:p>0.01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0.015194">
                <text:p>0.0151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0.01522">
                <text:p>0.01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0.016917">
                <text:p>0.0169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0.016934">
                <text:p>0.016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0.01779">
                <text:p>0.01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0.020318">
                <text:p>0.020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0.019505">
                <text:p>0.019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0.020781">
                <text:p>0.020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">
                <text:p>51</text:p>
              </table:table-cell>
              <table:table-cell office:value-type="float" office:value="0.022067">
                <text:p>0.022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0.023657">
                <text:p>0.0236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023766">
                <text:p>0.023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0.02463">
                <text:p>0.024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0.026225">
                <text:p>0.026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0.027103">
                <text:p>0.027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0.028038">
                <text:p>0.028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">
                <text:p>65</text:p>
              </table:table-cell>
              <table:table-cell office:value-type="float" office:value="0.029204">
                <text:p>0.0292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">
                <text:p>67</text:p>
              </table:table-cell>
              <table:table-cell office:value-type="float" office:value="0.029712">
                <text:p>0.029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">
                <text:p>69</text:p>
              </table:table-cell>
              <table:table-cell office:value-type="float" office:value="0.029777">
                <text:p>0.0297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">
                <text:p>71</text:p>
              </table:table-cell>
              <table:table-cell office:value-type="float" office:value="0.031435">
                <text:p>0.0314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">
                <text:p>73</text:p>
              </table:table-cell>
              <table:table-cell office:value-type="float" office:value="0.032255">
                <text:p>0.032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0.034242">
                <text:p>0.0342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">
                <text:p>77</text:p>
              </table:table-cell>
              <table:table-cell office:value-type="float" office:value="0.034456">
                <text:p>0.0344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0.034825">
                <text:p>0.0348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">
                <text:p>81</text:p>
              </table:table-cell>
              <table:table-cell office:value-type="float" office:value="0.036373">
                <text:p>0.036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">
                <text:p>83</text:p>
              </table:table-cell>
              <table:table-cell office:value-type="float" office:value="0.036535">
                <text:p>0.0365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">
                <text:p>85</text:p>
              </table:table-cell>
              <table:table-cell office:value-type="float" office:value="0.03779">
                <text:p>0.037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">
                <text:p>87</text:p>
              </table:table-cell>
              <table:table-cell office:value-type="float" office:value="0.038581">
                <text:p>0.0385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">
                <text:p>89</text:p>
              </table:table-cell>
              <table:table-cell office:value-type="float" office:value="0.039101">
                <text:p>0.039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">
                <text:p>91</text:p>
              </table:table-cell>
              <table:table-cell office:value-type="float" office:value="0.040268">
                <text:p>0.0402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">
                <text:p>93</text:p>
              </table:table-cell>
              <table:table-cell office:value-type="float" office:value="0.041181">
                <text:p>0.0411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">
                <text:p>95</text:p>
              </table:table-cell>
              <table:table-cell office:value-type="float" office:value="0.042093">
                <text:p>0.0420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">
                <text:p>97</text:p>
              </table:table-cell>
              <table:table-cell office:value-type="float" office:value="0.042557">
                <text:p>0.0425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0.044574">
                <text:p>0.0445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">
                <text:p>101</text:p>
              </table:table-cell>
              <table:table-cell office:value-type="float" office:value="0.045062">
                <text:p>0.0450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">
                <text:p>103</text:p>
              </table:table-cell>
              <table:table-cell office:value-type="float" office:value="0.045194">
                <text:p>0.0451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">
                <text:p>105</text:p>
              </table:table-cell>
              <table:table-cell office:value-type="float" office:value="0.049845">
                <text:p>0.0498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">
                <text:p>107</text:p>
              </table:table-cell>
              <table:table-cell office:value-type="float" office:value="0.046843">
                <text:p>0.0468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">
                <text:p>109</text:p>
              </table:table-cell>
              <table:table-cell office:value-type="float" office:value="0.047707">
                <text:p>0.047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">
                <text:p>111</text:p>
              </table:table-cell>
              <table:table-cell office:value-type="float" office:value="0.050356">
                <text:p>0.0503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">
                <text:p>113</text:p>
              </table:table-cell>
              <table:table-cell office:value-type="float" office:value="0.049411">
                <text:p>0.0494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">
                <text:p>115</text:p>
              </table:table-cell>
              <table:table-cell office:value-type="float" office:value="0.050492">
                <text:p>0.0504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7">
                <text:p>117</text:p>
              </table:table-cell>
              <table:table-cell office:value-type="float" office:value="0.052209">
                <text:p>0.0522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">
                <text:p>119</text:p>
              </table:table-cell>
              <table:table-cell office:value-type="float" office:value="0.052226">
                <text:p>0.0522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1">
                <text:p>121</text:p>
              </table:table-cell>
              <table:table-cell office:value-type="float" office:value="0.052816">
                <text:p>0.052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">
                <text:p>123</text:p>
              </table:table-cell>
              <table:table-cell office:value-type="float" office:value="0.055492">
                <text:p>0.0554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0.054906">
                <text:p>0.054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7">
                <text:p>127</text:p>
              </table:table-cell>
              <table:table-cell office:value-type="float" office:value="0.055442">
                <text:p>0.0554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9">
                <text:p>129</text:p>
              </table:table-cell>
              <table:table-cell office:value-type="float" office:value="0.057971">
                <text:p>0.0579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1">
                <text:p>131</text:p>
              </table:table-cell>
              <table:table-cell office:value-type="float" office:value="0.057128">
                <text:p>0.0571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">
                <text:p>133</text:p>
              </table:table-cell>
              <table:table-cell office:value-type="float" office:value="0.058407">
                <text:p>0.0584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5">
                <text:p>135</text:p>
              </table:table-cell>
              <table:table-cell office:value-type="float" office:value="0.060667">
                <text:p>0.060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7">
                <text:p>137</text:p>
              </table:table-cell>
              <table:table-cell office:value-type="float" office:value="0.059721">
                <text:p>0.059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9">
                <text:p>139</text:p>
              </table:table-cell>
              <table:table-cell office:value-type="float" office:value="0.060599">
                <text:p>0.0605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1">
                <text:p>141</text:p>
              </table:table-cell>
              <table:table-cell office:value-type="float" office:value="0.064363">
                <text:p>0.064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0.062617">
                <text:p>0.0626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5">
                <text:p>145</text:p>
              </table:table-cell>
              <table:table-cell office:value-type="float" office:value="0.063419">
                <text:p>0.0634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">
                <text:p>147</text:p>
              </table:table-cell>
              <table:table-cell office:value-type="float" office:value="0.066375">
                <text:p>0.066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9">
                <text:p>149</text:p>
              </table:table-cell>
              <table:table-cell office:value-type="float" office:value="0.064846">
                <text:p>0.0648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1">
                <text:p>151</text:p>
              </table:table-cell>
              <table:table-cell office:value-type="float" office:value="0.065681">
                <text:p>0.0656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3">
                <text:p>153</text:p>
              </table:table-cell>
              <table:table-cell office:value-type="float" office:value="0.069316">
                <text:p>0.0693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5">
                <text:p>155</text:p>
              </table:table-cell>
              <table:table-cell office:value-type="float" office:value="0.06762">
                <text:p>0.06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7">
                <text:p>157</text:p>
              </table:table-cell>
              <table:table-cell office:value-type="float" office:value="0.068302">
                <text:p>0.0683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9">
                <text:p>159</text:p>
              </table:table-cell>
              <table:table-cell office:value-type="float" office:value="0.072831">
                <text:p>0.0728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1">
                <text:p>161</text:p>
              </table:table-cell>
              <table:table-cell office:value-type="float" office:value="0.070304">
                <text:p>0.070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3">
                <text:p>163</text:p>
              </table:table-cell>
              <table:table-cell office:value-type="float" office:value="0.070883">
                <text:p>0.0708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5">
                <text:p>165</text:p>
              </table:table-cell>
              <table:table-cell office:value-type="float" office:value="0.074967">
                <text:p>0.0749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7">
                <text:p>167</text:p>
              </table:table-cell>
              <table:table-cell office:value-type="float" office:value="0.072678">
                <text:p>0.0726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9">
                <text:p>169</text:p>
              </table:table-cell>
              <table:table-cell office:value-type="float" office:value="0.073889">
                <text:p>0.0738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1">
                <text:p>171</text:p>
              </table:table-cell>
              <table:table-cell office:value-type="float" office:value="0.077879">
                <text:p>0.0778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3">
                <text:p>173</text:p>
              </table:table-cell>
              <table:table-cell office:value-type="float" office:value="0.075169">
                <text:p>0.0751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5">
                <text:p>175</text:p>
              </table:table-cell>
              <table:table-cell office:value-type="float" office:value="0.078463">
                <text:p>0.0784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0.080129">
                <text:p>0.0801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0.077709">
                <text:p>0.077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1">
                <text:p>181</text:p>
              </table:table-cell>
              <table:table-cell office:value-type="float" office:value="0.078566">
                <text:p>0.0785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3">
                <text:p>183</text:p>
              </table:table-cell>
              <table:table-cell office:value-type="float" office:value="0.082861">
                <text:p>0.0828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0.081824">
                <text:p>0.0818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7">
                <text:p>187</text:p>
              </table:table-cell>
              <table:table-cell office:value-type="float" office:value="0.081377">
                <text:p>0.0813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9">
                <text:p>189</text:p>
              </table:table-cell>
              <table:table-cell office:value-type="float" office:value="0.085038">
                <text:p>0.0850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1">
                <text:p>191</text:p>
              </table:table-cell>
              <table:table-cell office:value-type="float" office:value="0.082832">
                <text:p>0.0828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3">
                <text:p>193</text:p>
              </table:table-cell>
              <table:table-cell office:value-type="float" office:value="0.083679">
                <text:p>0.0836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5">
                <text:p>195</text:p>
              </table:table-cell>
              <table:table-cell office:value-type="float" office:value="0.087687">
                <text:p>0.0876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7">
                <text:p>197</text:p>
              </table:table-cell>
              <table:table-cell office:value-type="float" office:value="0.085402">
                <text:p>0.0854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">
                <text:p>199</text:p>
              </table:table-cell>
              <table:table-cell office:value-type="float" office:value="0.086244">
                <text:p>0.086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